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5400000158F487FB2E.jpg"/>
  <manifest:file-entry manifest:media-type="image/jpeg" manifest:full-path="Pictures/1000000000000430000001BB295BC462.jpg"/>
  <manifest:file-entry manifest:media-type="image/jpeg" manifest:full-path="Pictures/1000000000000450000001B0D015290F.jp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.131cm, 0cm, 0cm)" draw:image-opacity="100%" style:mirror="none"/>
    </style:style>
    <style:style style:name="gr4" style:family="graphic" style:parent-style-name="standard">
      <style:graphic-properties svg:stroke-width="0.1cm" svg:stroke-color="#dc23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dc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svg:stroke-color="#00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ff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141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0.987cm"/>
    </style:style>
    <style:style style:name="ce1" style:family="table-cell">
      <style:graphic-properties draw:fill="solid" style:repeat="repeat"/>
      <style:paragraph-properties fo:border="0.001cm solid #000000"/>
    </style:style>
    <style:style style:name="ce2" style:family="table-cell">
      <style:graphic-properties style:repeat="repeat"/>
      <style:paragraph-properties fo:border="0.001cm solid #000000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7.85cm" svg:x="2.362cm" svg:y="0.5cm">
          <draw:image xlink:href="Pictures/1000000000000430000001BB295BC462.jpg" xlink:type="simple" xlink:show="embed" xlink:actuate="onLoad">
            <text:p/>
          </draw:image>
        </draw:frame>
        <draw:frame draw:style-name="gr2" draw:text-style-name="P1" draw:layer="layout" svg:width="18.999cm" svg:height="7.433cm" svg:x="2.41cm" svg:y="8.552cm">
          <draw:image xlink:href="Pictures/1000000000000450000001B0D015290F.jpg" xlink:type="simple" xlink:show="embed" xlink:actuate="onLoad">
            <text:p/>
          </draw:image>
        </draw:frame>
        <draw:frame draw:style-name="gr3" draw:text-style-name="P1" draw:layer="layout" svg:width="18.914cm" svg:height="5.898cm" svg:x="2.522cm" svg:y="16.219cm">
          <draw:image xlink:href="Pictures/100000000000045400000158F487FB2E.jpg" xlink:type="simple" xlink:show="embed" xlink:actuate="onLoad">
            <text:p/>
          </draw:image>
        </draw:frame>
        <draw:custom-shape draw:style-name="gr4" draw:text-style-name="P1" draw:id="id1" draw:layer="layout" svg:width="8.083cm" svg:height="1.134cm" svg:x="2.431cm" svg:y="0.6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5.436cm" svg:height="1.134cm" svg:x="2.332cm" svg:y="8.5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3" draw:layer="layout" svg:width="7.284cm" svg:height="1.134cm" svg:x="2.532cm" svg:y="16.2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5" draw:layer="layout" svg:width="5.422cm" svg:height="5.161cm" svg:x="2.495cm" svg:y="2.1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6" draw:layer="layout" svg:width="5.195cm" svg:height="4.974cm" svg:x="2.622cm" svg:y="10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7" draw:layer="layout" svg:width="5.163cm" svg:height="3.524cm" svg:x="2.754cm" svg:y="17.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13" draw:layer="layout" svg:width="4.285cm" svg:height="0.633cm" svg:x="9.326cm" svg:y="2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14" draw:layer="layout" svg:width="5.056cm" svg:height="0.633cm" svg:x="9.227cm" svg:y="10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15" draw:layer="layout" svg:width="5.479cm" svg:height="0.633cm" svg:x="9.427cm" svg:y="17.6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id="id11" draw:layer="layout" svg:width="2.907cm" svg:height="0.494cm" svg:x="2.737cm" svg:y="21.3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id="id10" draw:layer="layout" svg:width="1.847cm" svg:height="0.494cm" svg:x="2.638cm" svg:y="15.1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id="id9" draw:layer="layout" svg:width="2.324cm" svg:height="0.494cm" svg:x="2.639cm" svg:y="7.46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4.989cm" svg:x="2.721cm" svg:y="24.14cm">
          <table:table table:template-name="lightblue" table:use-banding-rows-styles="true">
            <table:table-column table:style-name="co1"/>
            <table:table-row table:style-name="ro1">
              <table:table-cell table:style-name="ce1">
                <text:p>html/body/.../div/</text:p>
              </table:table-cell>
            </table:table-row>
            <table:table-row table:style-name="ro1">
              <table:table-cell table:style-name="ce2">
                <text:p>html/body/.../div/h2</text:p>
              </table:table-cell>
            </table:table-row>
            <table:table-row table:style-name="ro1">
              <table:table-cell table:style-name="ce2">
                <text:p>html/body/.../div/figure/img</text:p>
              </table:table-cell>
            </table:table-row>
            <table:table-row table:style-name="ro1">
              <table:table-cell table:style-name="ce2">
                <text:p>html/body/.../div/figure/figcaption</text:p>
              </table:table-cell>
            </table:table-row>
            <table:table-row table:style-name="ro1">
              <table:table-cell table:style-name="ce2">
                <text:p>html/body/.../div/p/a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8" draw:text-style-name="P1" draw:layer="layout" svg:x1="2.431cm" svg:y1="1.23cm" svg:x2="2.332cm" svg:y2="9.13cm" draw:start-shape="id1" draw:start-glue-point="3" draw:end-shape="id2" draw:end-glue-point="3" svg:d="m2431 1230h-649v7900h550">
          <text:p/>
        </draw:connector>
        <draw:connector draw:style-name="gr8" draw:text-style-name="P1" draw:layer="layout" svg:x1="2.332cm" svg:y1="9.13cm" svg:x2="2.532cm" svg:y2="16.83cm" draw:start-shape="id2" draw:start-glue-point="3" draw:end-shape="id3" draw:end-glue-point="3" svg:d="m2332 9130h-550v7700h750">
          <text:p/>
        </draw:connector>
        <draw:custom-shape draw:style-name="gr9" draw:text-style-name="P1" draw:layer="layout" svg:width="1.86cm" svg:height="0.872cm" svg:x="2.77cm" svg:y="24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id="id4" draw:layer="layout" svg:width="1.86cm" svg:height="0.872cm" svg:x="2.77cm" svg:y="25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id="id8" draw:layer="layout" svg:width="1.86cm" svg:height="0.872cm" svg:x="2.77cm" svg:y="26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id="id12" draw:layer="layout" svg:width="1.86cm" svg:height="0.872cm" svg:x="2.77cm" svg:y="27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id="id16" draw:layer="layout" svg:width="1.86cm" svg:height="0.872cm" svg:x="14.87cm" svg:y="28.20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208cm" svg:x1="2.532cm" svg:y1="16.83cm" svg:x2="2.77cm" svg:y2="25.644cm" draw:start-shape="id3" draw:start-glue-point="3" draw:end-shape="id4" draw:end-glue-point="3" svg:d="m2532 16830h-758v8814h996">
          <text:p/>
        </draw:connector>
        <draw:connector draw:style-name="gr10" draw:text-style-name="P1" draw:layer="layout" draw:line-skew="-0.846cm" svg:x1="2.495cm" svg:y1="4.759cm" svg:x2="2.622cm" svg:y2="12.567cm" draw:start-shape="id5" draw:start-glue-point="3" draw:end-shape="id6" draw:end-glue-point="3" svg:d="m2495 4759h-1396v7808h1523">
          <text:p/>
        </draw:connector>
        <draw:connector draw:style-name="gr10" draw:text-style-name="P1" draw:layer="layout" draw:line-skew="-0.972cm" svg:x1="2.622cm" svg:y1="12.567cm" svg:x2="2.754cm" svg:y2="19.442cm" draw:start-shape="id6" draw:start-glue-point="3" draw:end-shape="id7" draw:end-glue-point="3" svg:d="m2622 12567h-1523v6875h1655">
          <text:p/>
        </draw:connector>
        <draw:connector draw:style-name="gr10" draw:text-style-name="P1" draw:layer="layout" draw:line-skew="-1.104cm" svg:x1="2.754cm" svg:y1="19.442cm" svg:x2="2.77cm" svg:y2="26.644cm" draw:start-shape="id7" draw:start-glue-point="3" draw:end-shape="id8" draw:end-glue-point="3" svg:d="m2754 19442h-1655v7202h1671">
          <text:p/>
        </draw:connector>
        <draw:connector draw:style-name="gr11" draw:text-style-name="P1" draw:layer="layout" draw:line-skew="-1.629cm" svg:x1="2.639cm" svg:y1="7.71cm" svg:x2="2.638cm" svg:y2="15.41cm" draw:start-shape="id9" draw:start-glue-point="3" draw:end-shape="id10" draw:end-glue-point="3" svg:d="m2639 7710h-2181v7700h2180">
          <text:p/>
        </draw:connector>
        <draw:connector draw:style-name="gr11" draw:text-style-name="P1" draw:layer="layout" draw:line-skew="-1.629cm" svg:x1="2.638cm" svg:y1="15.41cm" svg:x2="2.737cm" svg:y2="21.61cm" draw:start-shape="id10" draw:start-glue-point="3" draw:end-shape="id11" draw:end-glue-point="3" svg:d="m2638 15410h-2180v6200h2279">
          <text:p/>
        </draw:connector>
        <draw:connector draw:style-name="gr11" draw:text-style-name="P1" draw:layer="layout" draw:line-skew="-1.728cm" svg:x1="2.737cm" svg:y1="21.61cm" svg:x2="2.77cm" svg:y2="27.644cm" draw:start-shape="id11" draw:start-glue-point="3" draw:end-shape="id12" draw:end-glue-point="3" svg:d="m2737 21610h-2279v6034h2312">
          <text:p/>
        </draw:connector>
        <draw:connector draw:style-name="gr12" draw:text-style-name="P1" draw:layer="layout" draw:line-skew="7.744cm" svg:x1="13.611cm" svg:y1="2.476cm" svg:x2="14.283cm" svg:y2="10.377cm" draw:start-shape="id13" draw:start-glue-point="1" draw:end-shape="id14" draw:end-glue-point="1" svg:d="m13611 2476h8966v7901h-8294">
          <text:p/>
        </draw:connector>
        <draw:connector draw:style-name="gr12" draw:text-style-name="P1" draw:layer="layout" draw:line-skew="7.122cm" svg:x1="14.906cm" svg:y1="17.978cm" svg:x2="14.283cm" svg:y2="10.377cm" draw:start-shape="id15" draw:start-glue-point="1" draw:end-shape="id14" draw:end-glue-point="1" svg:d="m14906 17978h7671v-7601h-8294">
          <text:p/>
        </draw:connector>
        <draw:connector draw:style-name="gr12" draw:text-style-name="P1" draw:layer="layout" draw:line-skew="5.247cm" svg:x1="14.906cm" svg:y1="17.978cm" svg:x2="16.73cm" svg:y2="28.644cm" draw:start-shape="id15" draw:start-glue-point="1" draw:end-shape="id16" draw:end-glue-point="1" svg:d="m14906 17978h7571v10666h-5747">
          <text:p/>
        </draw:connector>
        <draw:frame draw:style-name="gr13" draw:text-style-name="P2" draw:layer="layout" svg:width="5.447cm" svg:height="1.391cm" svg:x="2.5cm" svg:y="23.023cm">
          <draw:text-box>
            <text:p text:style-name="P2">Tag Paths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</office:styles>
  <office:automatic-styles>
    <style:page-layout style:name="PM0">
      <style:page-layout-properties fo:margin-top="0.001cm" fo:margin-bottom="0.023cm" fo:margin-left="0cm" fo:margin-right="0cm" fo:page-width="23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7-23T22:06:29</meta:creation-date>
    <dc:date>2012-07-23T22:44:17</dc:date>
    <meta:editing-duration>PT00H07M22S</meta:editing-duration>
    <meta:editing-cycles>1</meta:editing-cycles>
    <meta:document-statistic meta:object-count="34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